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number-columns-repeated="2" table:default-cell-style-name="Default"/>
        <table:table-row table:style-name="ro1">
          <table:table-cell office:value-type="float" office:value="0.0840314985252917">
            <text:p>0.0840314985252917</text:p>
          </table:table-cell>
          <table:table-cell table:formula="of:=[.A1]*-1" office:value-type="float" office:value="-0.0840314985252917">
            <text:p>-0.0840314985252917</text:p>
          </table:table-cell>
        </table:table-row>
        <table:table-row table:style-name="ro1">
          <table:table-cell office:value-type="float" office:value="0.603547594044358">
            <text:p>0.603547594044358</text:p>
          </table:table-cell>
          <table:table-cell table:formula="of:=[.A2]*-1" office:value-type="float" office:value="-0.603547594044358">
            <text:p>-0.603547594044358</text:p>
          </table:table-cell>
        </table:table-row>
        <table:table-row table:style-name="ro1">
          <table:table-cell office:value-type="float" office:value="5.64552433323115">
            <text:p>5.64552433323115</text:p>
          </table:table-cell>
          <table:table-cell table:formula="of:=[.A3]*-1" office:value-type="float" office:value="-5.64552433323115">
            <text:p>-5.6455243332311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lbany AMT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7" number:min-integer-digits="1"/>
    </number:number-style>
    <number:number-style style:name="N118">
      <number:number number:decimal-places="16" number:min-integer-digits="1"/>
    </number:number-style>
    <number:number-style style:name="N119">
      <number:number number:decimal-places="15" number:min-integer-digits="1"/>
    </number:number-style>
    <number:number-style style:name="N120">
      <number:number number:decimal-places="18" number:min-integer-digits="1"/>
    </number:number-style>
    <number:number-style style:name="N121">
      <number:number number:decimal-places="19" number:min-integer-digits="1"/>
    </number:number-style>
    <number:number-style style:name="N122">
      <number:number number:decimal-places="20" number:min-integer-digits="1"/>
    </number:number-style>
    <number:number-style style:name="N123">
      <number:number number:decimal-places="14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style:style style:name="Default" style:family="table-cell">
      <style:text-properties style:font-name-asian="FZSongT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10/23/2009</text:date>, <text:time>22:4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09-10-23T21:54:03</meta:creation-date>
    <dc:date>2009-10-23T22:43:15</dc:date>
    <dc:creator>Kohei Yoshida</dc:creator>
    <meta:editing-duration>PT00H05M02S</meta:editing-duration>
    <meta:editing-cycles>6</meta:editing-cycles>
    <meta:generator>OpenOffice.org/3.2$Linux OpenOffice.org_project/320m2$Build-9432</meta:generator>
    <meta:document-statistic meta:table-count="3" meta:cell-count="6" meta:object-count="0"/>
  </office:meta>
</office:document-meta>
</file>